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maincontent"/><text:bookmark text:name="yui_3_17_2_1_1604226970605_20"/>Treść zadania zaliczeniowego nr 1</text:h>
      <text:section text:style-name="Sect1" text:name="yui_3_17_2_1_1604226970605_26">
        <text:p text:style-name="Text_20_body"/>
        <text:section text:style-name="Sect1" text:name="yui_3_17_2_1_1604226970605_25">
          <text:h text:style-name="Heading_20_3" text:outline-level="3">Wprowadzenie</text:h>
          <text:p text:style-name="Text_20_body">W jednoprocesorowym systemie operacyjnym zadaniem modułu szeregującego (zwanego planistą) jest wybieranie z kolejki procesów oczekujących kolejnego procesu, któremu zostanie przydzielony procesor. Proces, któremu zostanie przydzielony procesor usuwany jest z kolejki procesów oczekujących. O tym, czy proces wraca do kolejki procesów oczekujących decyduje to, czy całe zadeklarowane przez proces zapotrzebowanie na procesor zostało wykorzystane. Jeśli tak, proces opuszcza system, jeśli nie wraca do kolejki procesów oczekujących. Miejsce, na które wraca zależy od stosowanej strategii szeregowania. </text:p>
          <text:p text:style-name="Text_20_body">Typowe strategie stosowane przez planistę to: </text:p>
          <text:list xml:id="list3251856561" text:style-name="L1">
            <text:list-item>
              <text:p text:style-name="P5">FCFS (ang. First Come, First Served) — procesor przydzielany jest procesom w kolejności ich pojawienia się w kolejce procesów oczekujących. W przypadku pojawienia się więcej niż jednego procesu w tej samej chwili czasu o kolejności decyduje identyfikator procesu (dla potrzeb tego zadania przyjmujemy, że identyfikatorem procesu jest liczba całkowita) - procesy o mniejszej wartości identyfikatora są umieszczane w kolejce wcześniej. Procesor pozostaje przydzielony procesowi do chwili wykorzystania przez proces całego deklarowanego zapotrzebowania na czas procesora. </text:p>
            </text:list-item>
            <text:list-item>
              <text:p text:style-name="P5">SJF (ang. Shortest Job First) — procesor przydzielany jest procesowi deklarującemu najmniejsze spośród procesów oczekujących zapotrzebowanie na procesor (liczone w jednostkach czasu). W przypadku, gdy więcej niż jeden proces deklaruje najmniejsze zapotrzebowanie, decyduje identyfikator procesu - proces o mniejszej wartości identyfikatora wybierany jest jako pierwszy. Procesor pozostaje przydzielony procesowi do chwili wykorzystania przez proces całego deklarowanego zapotrzebowania na czas procesora. </text:p>
            </text:list-item>
            <text:list-item>
              <text:p text:style-name="P5">SRT (ang. Shortest Remaining Time) — wybór następuje na zasadach analogicznych jak wyżej. W przypadku pojawienia się w kolejce procesów oczekujących procesu, który deklaruje zapotrzebowanie na procesor mniejsze niż pozostały do wykorzystania przez proces wykonujacy się odcinek czasu procesor jest odbierany procesowi wykonującemu się i przydzielany procesowi, który się pojawił. W przypadku, gdy pojawiający się proces deklaruje zapotrzebowanie identyczne z pozostałym do wykorzystania odcinkiem czasu procesu wykonującego się, procesor nie jest odbierany. </text:p>
            </text:list-item>
            <text:list-item>
              <text:p text:style-name="P5">PS (ang. Processor Sharing) — wszystkie procesy zgłaszajace zapotrzebowanie na procesor otrzymują do niego dostęp natychmiast, przy czym przy n procesach ich faktyczne wykorzystanie procesora w ciągu jednostki czasu wynosi 1∕n. Oznacza to w szczególności, że tempo wykonywania się procesu może się zmieniać w zależności od liczby procesów wykonujących się. Każdy z procesów korzysta z procesora do czasu wykorzystania całego deklarowanego zapotrzebowania na procesor. </text:p>
            </text:list-item>
            <text:list-item>
              <text:p text:style-name="P5">RR (ang. Round Robin)- procesy ustawiane są w kolejce cyklicznej zgodnie z kolejnością pojawiania się ich w systemie. Jeśli w systemie pojawia się więcej niż jeden proces w tej samej chwili czasu o miejscu w kolejce decyduje identyfikator procesu — proces o mniejszej wartości identyfikatora umieszczany jest w kolejce wcześniej. Procesor <text:soft-page-break/>przydzielany jest procesom kolejno na q jednostek czasu. Po upływie czasu q proces, który się wykonywał umieszczany jest na końcu kolejki procesów oczekujących. Jeśli w chwili kończenia się odcinka q pojawi się nowy proces, umieszczany jest on w kolejce za procesem, któremu właśnie odebrano procesor. </text:p>
            </text:list-item>
            <text:list-item>
              <text:p text:style-name="P1">Możliwe są również inne strategie. </text:p>
            </text:list-item>
          </text:list>
          <text:p text:style-name="Text_20_body">Dla porównania efektywności poszczególnych strategii szeregowania stosowane są różne kryteria. Typowe to: </text:p>
          <text:list xml:id="list1579998704" text:style-name="L2">
            <text:list-item>
              <text:p text:style-name="P6">średni czas obrotu zadania — średni czas liczony od momentu pojawienia się zadania w kolejce zadań oczekujących do momentu zakończenia jego wykonywania. </text:p>
            </text:list-item>
            <text:list-item>
              <text:p text:style-name="P2">średni czas oczekiwania — średni czas przebywania zadania w kolejce zadań oczekujących. </text:p>
            </text:list-item>
          </text:list>
          <text:p text:style-name="Text_20_body">Istnieją również inne kryteria, ale dla zastosowania większości z nich, poza informacją początkową o kolejce zadań, wystarczy informacja o momencie zakończenia poszczególnych zadań w serii. </text:p>
          <text:h text:style-name="Heading_20_3" text:outline-level="3">Zadanie</text:h>
          <text:p text:style-name="Text_20_body">Należy napisać program <text:span text:style-name="Source_20_Text">Planista,</text:span> który pozwoli na przeprowadzenie eksperymentów polegających na porównaniu efektywności wybranych strategii zgodnie z określonym kryterium. </text:p>
          <text:p text:style-name="Text_20_body">Należy zaimplementować następujące strategie szeregowania: FCFS, SJF, SRF, PS, RR z różną wielkością <text:span text:style-name="Source_20_Text">q</text:span> oraz oba wymienione kryteria porównywania efektywności. </text:p>
          <text:p text:style-name="Text_20_body">Każdy z eksperymentów powinien polegać na symulacji wykonania zadanego ciągu zadań z wykorzystaniem wszystkich wymienionych strategii i ocenie ich efektywności zgodnie z wymienionymi kryteriami. </text:p>
          <text:h text:style-name="Heading_20_3" text:outline-level="3">Dane</text:h>
          <text:p text:style-name="Text_20_body">Dane do eksperymentu mają być wczytane z pliku tekstowego, którego nazwa jest parametrem wywołania programu albo ze standardowego wejścia, o ile program został wywołany bez parametru. Kolejne wiersze danych mają zawierać: </text:p>
          <text:list xml:id="list3299264223" text:style-name="L3">
            <text:list-item>
              <text:p text:style-name="P7">liczbę całkowitą określającą liczbę zadań (procesów) w serii, </text:p>
            </text:list-item>
            <text:list-item>
              <text:p text:style-name="P7">dla każdego zadania w oddzielnym wierszu dwie liczby całkowite oddzielone spacją, określające moment pojawienia się zadania w kolejce (liczony od 0) oraz zapotrzebowanie zadania na procesor (nie mniej niż 1), Kolejne wiersze ułożone są w kolejności odpowiadającej identyfikatorom procesów - pierwszy wiersz dotyczy procesu o identyfikatorze 1, następny o identyfikatorze 2, itd. Można założyć, że przynajmniej jeden proces pojawi się w chwili 0. </text:p>
            </text:list-item>
            <text:list-item>
              <text:p text:style-name="P7">liczbę całkowitą określającą liczbę wariantów strategii RR, które należy uwzględnić, </text:p>
            </text:list-item>
            <text:list-item>
              <text:p text:style-name="P3">odpowiednią liczbę liczb całkowitych oddzielonych spacją, określających wielkość parametru q dla kolejnych wariantów strategii RR. </text:p>
            </text:list-item>
          </text:list>
          <text:p text:style-name="Text_20_body">Należy sprawdzać istnienie i możliwość otwarcia pliku z danymi. Informacja o błędzie powinna mieć postać: <text:span text:style-name="Source_20_Text">Plik z danymi nie jest dostępny. </text:span></text:p>
          <text:p text:style-name="Text_20_body">Nie należy zakładać istnienia pliku z danymi w tym samym katalogu, w którym znajduje się program. </text:p>
          <text:p text:style-name="Text_20_body"><text:soft-page-break/>Należy sprawdzać poprawność danych wejściowych. Informacja o błędzie powinna mieć postać: <text:span text:style-name="Source_20_Text">Błąd w wierszu &lt;numer wiersza&gt; : &lt;informacja dodatkowa&gt;.</text:span> Wiersze z danymi numerowane są od jedynki. W przypadku wykrycia pierwszego błędu w danych program powinien zakończyć pracę. Informacja dodatkowa powinna, w miarę możliwości, określać dokładniej rodzaj błędu. Jej konkretna postać zależy od decyzji programisty. </text:p>
          <text:p text:style-name="Text_20_body">Wyniki działania programu mają zostać wypisane na standardowym wyjściu w następującej postaci (patrz przykład): </text:p>
          <text:p text:style-name="P4">Strategia: &lt;strategia&gt;</text:p>
          <text:p text:style-name="P4">Ciąg trójek liczb oddzielonych spacjami, ujętych w nawiasy [...]. Dwie pierwsze liczby powinny być liczbami całkowitymi, a trzecia wypisaną z dokładnością do dwóch miejsc po kropce liczbą dziesietną. Kolejne liczby oznaczają: identyfikator procesu, moment przybycia procesu do kolejki zadań, moment zakończenia wykonywania się procesu. Trójki liczb powinny być posortowane wg. czasu zkończenia zadania. W przypadku jednakowych czasów zakończenia, wg. identyfikatorów procesu. </text:p>
          <text:p text:style-name="P4">Średni czas obrotu: &lt;liczba z dokładnością do dwóch miejsc po kropce&gt; </text:p>
          <text:p text:style-name="P4">Średni czas oczekiwania: &lt;liczba, jak wyżej&gt; </text:p>
          <text:p text:style-name="Text_20_body">&lt;pusty wiersz&gt; </text:p>
          <text:p text:style-name="Text_20_body">i tak analogicznie dla wszystkich wymienionych strategii i wielkości q. </text:p>
          <text:p text:style-name="Text_20_body">Napis &lt;strategia&gt; ma mieć postać skrótu definiującego strategię w treści zadania, przy czym skrót opisujacy strategię RR ma zostać uzupełniony (po znaku minus) liczbą określającą wielkość kwantu czasu q, np. RR-1.</text:p>
          <text:h text:style-name="Heading_20_3" text:outline-level="3">Przykłady</text:h>
          <text:p text:style-name="Text_20_body">Dla danych:</text:p>
          <text:p text:style-name="Preformatted_20_Text">5</text:p>
          <text:p text:style-name="Preformatted_20_Text">0 10</text:p>
          <text:p text:style-name="Preformatted_20_Text">0 29</text:p>
          <text:p text:style-name="Preformatted_20_Text">0 3</text:p>
          <text:p text:style-name="Preformatted_20_Text">0 7</text:p>
          <text:p text:style-name="Preformatted_20_Text">0 12</text:p>
          <text:p text:style-name="Preformatted_20_Text">2</text:p>
          <text:p text:style-name="P8">1 10</text:p>
          <text:p text:style-name="Text_20_body">wynik powinien miec postać (proszę zwrócić uwagę na kropki):</text:p>
          <text:p text:style-name="Preformatted_20_Text">Strategia: FCFS</text:p>
          <text:p text:style-name="Preformatted_20_Text">[1 0 10.00][2 0 39.00][3 0 42.00][4 0 49.00][5 0 61.00]</text:p>
          <text:p text:style-name="Preformatted_20_Text">Średni czas obrotu: 40.20</text:p>
          <text:p text:style-name="Preformatted_20_Text">Średni czas oczekiwania: 28.00</text:p>
          <text:p text:style-name="Preformatted_20_Text"/>
          <text:p text:style-name="Preformatted_20_Text">Strategia: SJF</text:p>
          <text:p text:style-name="Preformatted_20_Text">[3 0 3.00][4 0 10.00][1 0 20.00][5 0 32.00][2 0 61.00]</text:p>
          <text:p text:style-name="Preformatted_20_Text">Średni czas obrotu: 25.20</text:p>
          <text:p text:style-name="Preformatted_20_Text">Średni czas oczekiwania: 13.00</text:p>
          <text:p text:style-name="Preformatted_20_Text"/>
          <text:p text:style-name="Preformatted_20_Text">Strategia: SRT</text:p>
          <text:p text:style-name="Preformatted_20_Text">[3 0 3.00][4 0 10.00][1 0 20.00][5 0 32.00][2 0 61.00]</text:p>
          <text:p text:style-name="Preformatted_20_Text">Średni czas obrotu: 25.20</text:p>
          <text:p text:style-name="Preformatted_20_Text">Średni czas oczekiwania: 13.00</text:p>
          <text:p text:style-name="Preformatted_20_Text"/>
          <text:p text:style-name="Preformatted_20_Text"><text:soft-page-break/>Strategia: PS</text:p>
          <text:p text:style-name="Preformatted_20_Text">[3 0 15.00][4 0 31.00][1 0 40.00][5 0 44.00][2 0 61.00]</text:p>
          <text:p text:style-name="Preformatted_20_Text">Średni czas obrotu: 38.20</text:p>
          <text:p text:style-name="Preformatted_20_Text">Średni czas oczekiwania: 0.00</text:p>
          <text:p text:style-name="Preformatted_20_Text"/>
          <text:p text:style-name="Preformatted_20_Text">Strategia: RR-1</text:p>
          <text:p text:style-name="Preformatted_20_Text">[3 0 13.00][4 0 30.00][1 0 38.00][5 0 44.00][2 0 61.00]</text:p>
          <text:p text:style-name="Preformatted_20_Text">Średni czas obrotu: 37.20</text:p>
          <text:p text:style-name="Preformatted_20_Text">Średni czas oczekiwania: 25.00</text:p>
          <text:p text:style-name="Preformatted_20_Text"/>
          <text:p text:style-name="Preformatted_20_Text">Strategia: RR-10</text:p>
          <text:p text:style-name="Preformatted_20_Text">[1 0 10.00][3 0 23.00][4 0 30.00][5 0 52.00][2 0 61.00]</text:p>
          <text:p text:style-name="Preformatted_20_Text">Średni czas obrotu: 35.20</text:p>
          <text:p text:style-name="P8">Średni czas oczekiwania: 23.00</text:p>
          <text:p text:style-name="Text_20_body">natomiast dla danych:</text:p>
          <text:p text:style-name="Preformatted_20_Text">5</text:p>
          <text:p text:style-name="Preformatted_20_Text">0 10</text:p>
          <text:p text:style-name="Preformatted_20_Text">0 29</text:p>
          <text:p text:style-name="Preformatted_20_Text">0 3</text:p>
          <text:p text:style-name="Preformatted_20_Text">0</text:p>
          <text:p text:style-name="Preformatted_20_Text">0 12</text:p>
          <text:p text:style-name="Preformatted_20_Text">2</text:p>
          <text:p text:style-name="P8">1 10</text:p>
          <text:p text:style-name="Text_20_body">program powinien wypisać np.: </text:p>
          <text:p text:style-name="P8"><text:bookmark text:name="yui_3_17_2_1_1604226970605_24"/>Błąd w wierszu 5: za mało danych.</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1T11:41:34.296259077</meta:creation-date>
    <dc:date>2020-11-01T11:41:55.922732715</dc:date>
    <meta:editing-duration>PT22S</meta:editing-duration>
    <meta:editing-cycles>1</meta:editing-cycles>
    <meta:document-statistic meta:table-count="0" meta:image-count="0" meta:object-count="0" meta:page-count="4" meta:paragraph-count="81" meta:word-count="1133" meta:character-count="8122" meta:non-whitespace-character-count="7045"/>
    <meta:generator>LibreOffice/6.0.7.3$Linux_X86_64 LibreOffice_project/00m0$Build-3</meta:generator>
  </office:meta>
</office:document-meta>
</file>